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2ab" officeooo:paragraph-rsid="000f72ab"/>
    </style:style>
    <style:style style:name="P2" style:family="paragraph" style:parent-style-name="Standard">
      <style:text-properties officeooo:rsid="00111cf2" officeooo:paragraph-rsid="00111cf2"/>
    </style:style>
    <style:style style:name="T1" style:family="text">
      <style:text-properties officeooo:rsid="00111c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Poursuite dans le palais des Vieilles Pierres (Rapoustine)</text:p>
      <text:p text:style-name="P1"/>
      <text:p text:style-name="P1">Entrée par la porte Grande Rue (165636_6.jpg).</text:p>
      <text:p text:style-name="P1">Passage dans tunnel (165700_<text:span text:style-name="T1">7</text:span>.jpg)</text:p>
      <text:p text:style-name="P2">Arrivée sur 165100_8.jpg, 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1T14:06:21.512009628</meta:creation-date>
    <dc:date>2021-02-11T14:14:59.262847318</dc:date>
    <meta:editing-duration>PT8M3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4" meta:word-count="23" meta:character-count="171" meta:non-whitespace-character-count="151"/>
  </office:meta>
</office:document-meta>
</file>